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4cf4" officeooo:paragraph-rsid="00024cf4"/>
    </style:style>
    <style:style style:name="P2" style:family="paragraph" style:parent-style-name="Standard">
      <style:text-properties fo:font-size="15pt" officeooo:rsid="00024cf4" officeooo:paragraph-rsid="00029529" style:font-size-asian="15pt" style:font-size-complex="15pt"/>
    </style:style>
    <style:style style:name="P3" style:family="paragraph" style:parent-style-name="Title">
      <style:text-properties fo:font-size="40pt" style:font-size-asian="40pt" style:font-size-complex="40pt"/>
    </style:style>
    <style:style style:name="T1" style:family="text">
      <style:text-properties officeooo:rsid="0002952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3">Conclusion</text:p>
      <text:p text:style-name="P2">In this experiment I learned that :</text:p>
      <text:p text:style-name="P2"/>
      <text:p text:style-name="P2"><text:span text:style-name="T1">1) </text:span>the slime with less borax(Slime C) was the stretchiest. If you look at the leftover water chart you can see that slime C ended with the least amount of water in the bowl which means the slime soaked in most of the water.</text:p>
      <text:p text:style-name="P2"/>
      <text:p text:style-name="P2"><text:span text:style-name="T1">2) </text:span>I also noticed that my arms weren’t long enough to stretch the slime to it’s full length. <text:span text:style-name="T1">That means that we can’t have the exact results.</text:span></text:p>
      <text:p text:style-name="P2"/>
      <text:p text:style-name="P2"><text:span text:style-name="T1">3) </text:span>One more thing. The slime usually got less stretchy over time. Only one replicate of Slime C got stretchy, less stretchy, and stretchier.</text:p>
      <text:p text:style-name="P2"/>
      <text:p text:style-name="P2"><text:tab/><text:tab/><text:tab/> Therefore you get the answer to my project. The slime with less borax is the stretchi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0:11:41.239914092</meta:creation-date>
    <dc:date>2018-12-10T10:32:26.711164793</dc:date>
    <meta:editing-duration>PT3S</meta:editing-duration>
    <meta:editing-cycles>1</meta:editing-cycles>
    <meta:document-statistic meta:table-count="0" meta:image-count="0" meta:object-count="0" meta:page-count="1" meta:paragraph-count="6" meta:word-count="119" meta:character-count="642" meta:non-whitespace-character-count="525"/>
    <meta:generator>LibreOffice/5.2.7.2$Linux_ARM_EABI LibreOffice_project/20m0$Build-2</meta:generator>
  </office:meta>
</office:document-meta>
</file>